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f24" officeooo:paragraph-rsid="0004d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3-07T15:44:54.741000000</dc:date>
    <meta:editing-duration>PT41S</meta:editing-duration>
    <meta:editing-cycles>3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